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04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174.3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</style:style>
    <style:style style:name="ce15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style:font-name="Liberation Sans" style:font-name-asian="Droid Sans Fallback" style:font-name-complex="FreeSans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4" style:family="table-cell" style:parent-style-name="Default">
      <style:table-cell-properties style:vertical-align="middle"/>
    </style:style>
  </office:automatic-styles>
  <office:body>
    <office:spreadsheet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23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ours</text:p>
          </table:table-cell>
          <table:table-cell table:style-name="ce12" office:value-type="string" calcext:value-type="string">
            <text:p>Task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6-02-22" calcext:value-type="date">
            <text:p>22.02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Various research on Scala as well as on the Play framework.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8" office:value-type="date" office:date-value="2016-03-01" calcext:value-type="date">
            <text:p>01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2" calcext:value-type="date">
            <text:p>02.03.16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Writing of the specifications and the logbook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4" calcext:value-type="date">
            <text:p>04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Writing of the planning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06" calcext:value-type="date">
            <text:p>06.03.16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Writing of the planning and creation of the GitHub deposit.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style-name="ce8" office:value-type="date" office:date-value="2016-03-07" calcext:value-type="date">
            <text:p>07.03.16</text:p>
          </table:table-cell>
          <table:table-cell table:style-name="ce11" office:value-type="float" office:value="6" calcext:value-type="float">
            <text:p>6</text:p>
          </table:table-cell>
          <table:table-cell table:style-name="ce18" office:value-type="string" calcext:value-type="string">
            <text:p>Analysis of the Twitter's API and of Twitter4J, and consequently writing of the analysis documentation.</text:p>
          </table:table-cell>
          <table:table-cell table:style-name="ce24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9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 table:number-columns-spanned="1" table:number-rows-spanned="2">
            <text:p>Analysis of the Twitter's API and of Twitter4J, and consequently writing of the analysis documentation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3" calcext:value-type="date">
            <text:p>13.03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4" table:number-columns-repeated="1020"/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8" office:value-type="date" office:date-value="2016-03-15" calcext:value-type="date">
            <text:p>15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15" calcext:value-type="date">
            <text:p>15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21" office:value-type="string" calcext:value-type="string" table:number-columns-spanned="1" table:number-rows-spanned="2">
            <text:p>Analysis of the libraries usable for the geolocation as well as the interesting keywords for Switzerland, and production of a news planning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6" calcext:value-type="date">
            <text:p>16.03.16</text:p>
          </table:table-cell>
          <table:table-cell table:style-name="ce4" office:value-type="float" office:value="3" calcext:value-type="float">
            <text:p>3</text:p>
          </table:table-cell>
          <table:covered-table-cell table:style-name="ce17"/>
          <table:table-cell table:style-name="ce24" table:number-columns-repeated="1020"/>
        </table:table-row>
        <table:table-row table:style-name="ro1">
          <table:table-cell table:style-name="ce5" office:value-type="float" office:value="5" calcext:value-type="float" table:number-columns-spanned="1" table:number-rows-spanned="5">
            <text:p>5</text:p>
          </table:table-cell>
          <table:table-cell table:style-name="ce9" office:value-type="date" office:date-value="2016-03-21" calcext:value-type="date">
            <text:p>21.03.16</text:p>
          </table:table-cell>
          <table:table-cell table:style-name="ce3" office:value-type="float" office:value="4.5" calcext:value-type="float">
            <text:p>4.5</text:p>
          </table:table-cell>
          <table:table-cell table:style-name="ce16" office:value-type="string" calcext:value-type="string">
            <text:p>Installation and production of tests on Twitter4J.</text:p>
          </table:table-cell>
          <table:table-cell table:style-name="ce24" table:number-columns-repeated="1020"/>
        </table:table-row>
        <table:table-row table:style-name="ro1">
          <table:covered-table-cell table:style-name="ce5"/>
          <table:table-cell table:style-name="ce9" office:value-type="date" office:date-value="2016-03-22" calcext:value-type="date">
            <text:p>22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7" calcext:value-type="date">
            <text:p>27.03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Production of stats in the test-app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8" calcext:value-type="date" table:number-columns-spanned="1" table:number-rows-spanned="2">
            <text:p>28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Analysis of various Twitter's research.</text:p>
          </table:table-cell>
          <table:table-cell table:style-name="ce24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Update documentation.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6" calcext:value-type="float" table:number-columns-spanned="1" table:number-rows-spanned="6">
            <text:p>6</text:p>
          </table:table-cell>
          <table:table-cell table:style-name="ce8" office:value-type="date" office:date-value="2016-04-04" calcext:value-type="date" table:number-columns-spanned="1" table:number-rows-spanned="2">
            <text:p>04.04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Finalization of the specifications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Tâchewith maps' libraries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5" calcext:value-type="date">
            <text:p>05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6" calcext:value-type="date">
            <text:p>06.04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Adaptation of the map vizualisation app for the Tweets vizualisation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7" calcext:value-type="date">
            <text:p>07.04.16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string" calcext:value-type="string" table:number-columns-spanned="1" table:number-rows-spanned="2">
            <text:p>Implementation of a Websockets system between the Java application and the JavaScript one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08" calcext:value-type="date">
            <text:p>08.04.16</text:p>
          </table:table-cell>
          <table:table-cell table:style-name="ce4" office:value-type="float" office:value="2" calcext:value-type="float">
            <text:p>2</text:p>
          </table:table-cell>
          <table:covered-table-cell table:style-name="ce17"/>
          <table:table-cell table:style-name="ce24" table:number-columns-repeated="1020"/>
        </table:table-row>
        <table:table-row table:style-name="ro1">
          <table:table-cell table:style-name="ce2" office:value-type="float" office:value="7" calcext:value-type="float" table:number-columns-spanned="1" table:number-rows-spanned="3">
            <text:p>7</text:p>
          </table:table-cell>
          <table:table-cell table:style-name="ce8" office:value-type="date" office:date-value="2016-04-11" calcext:value-type="date">
            <text:p>11.04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Display of Tweets on the JavaScript application.</text:p>
          </table:table-cell>
          <table:table-cell table:style-name="ce24" table:number-columns-repeated="1020"/>
        </table:table-row>
        <table:table-row table:style-name="ro1">
          <table:covered-table-cell table:style-name="ce2"/>
          <table:table-cell table:style-name="ce9" office:value-type="date" office:date-value="2016-04-12" calcext:value-type="date">
            <text:p>12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17" calcext:value-type="date">
            <text:p>17.04.16</text:p>
          </table:table-cell>
          <table:table-cell table:style-name="ce4" office:value-type="float" office:value="1.5" calcext:value-type="float">
            <text:p>1.5</text:p>
          </table:table-cell>
          <table:table-cell table:style-name="ce17" office:value-type="string" calcext:value-type="string">
            <text:p>Production of the application's mockup.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8" calcext:value-type="float" table:number-columns-spanned="1" table:number-rows-spanned="2">
            <text:p>8</text:p>
          </table:table-cell>
          <table:table-cell table:style-name="ce8" office:value-type="date" office:date-value="2016-04-18" calcext:value-type="date">
            <text:p>18.04.16</text:p>
          </table:table-cell>
          <table:table-cell table:style-name="ce11" office:value-type="float" office:value="3.5" calcext:value-type="float">
            <text:p>3.5</text:p>
          </table:table-cell>
          <table:table-cell table:style-name="ce14" office:value-type="string" calcext:value-type="string">
            <text:p>Production of the application's mockup and analysis of the existing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24" calcext:value-type="date">
            <text:p>24.04.16</text:p>
          </table:table-cell>
          <table:table-cell table:style-name="ce4" office:value-type="float" office:value="3.5" calcext:value-type="float">
            <text:p>3.5</text:p>
          </table:table-cell>
          <table:table-cell table:style-name="ce17" office:value-type="string" calcext:value-type="string">
            <text:p>Analysis of the percentage of Tweets which own geolocation tags with various parameters.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9" calcext:value-type="float" table:number-columns-spanned="1" table:number-rows-spanned="2">
            <text:p>9</text:p>
          </table:table-cell>
          <table:table-cell table:style-name="ce8" office:value-type="date" office:date-value="2016-04-25" calcext:value-type="date">
            <text:p>25.04.16</text:p>
          </table:table-cell>
          <table:table-cell table:style-name="ce11" office:value-type="float" office:value="4" calcext:value-type="float">
            <text:p>4</text:p>
          </table:table-cell>
          <table:table-cell table:style-name="ce22" office:value-type="string" calcext:value-type="string">
            <text:p>Analysis and research of interesting subjects and minor updates on test applications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26" calcext:value-type="date">
            <text:p>26.04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10" calcext:value-type="float" table:number-columns-spanned="1" table:number-rows-spanned="4">
            <text:p>10</text:p>
          </table:table-cell>
          <table:table-cell table:style-name="ce8" office:value-type="date" office:date-value="2016-05-02" calcext:value-type="date" table:number-columns-spanned="1" table:number-rows-spanned="3">
            <text:p>02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Update mockup, according to the 26.04 metting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Develop a new test-app, which allows an user to draw a polygon all around a country by double-clicking on it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Translate documents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03" calcext:value-type="date">
            <text:p>03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 office:value-type="date" office:date-value="2016-05-09" calcext:value-type="date">
            <text:p>09.05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Reading of the Play Framework's documentation.</text:p>
          </table:table-cell>
          <table:table-cell table:style-name="ce24" table:number-columns-repeated="1020"/>
        </table:table-row>
        <table:table-row table:style-name="ro1">
          <table:table-cell table:style-name="ce3" office:value-type="float" office:value="12" calcext:value-type="float" table:number-columns-spanned="1" table:number-rows-spanned="3">
            <text:p>12</text:p>
          </table:table-cell>
          <table:table-cell table:style-name="ce9" office:value-type="date" office:date-value="2016-05-16" calcext:value-type="date">
            <text:p>16.05.16</text:p>
          </table:table-cell>
          <table:table-cell table:style-name="ce3" office:value-type="float" office:value="3" calcext:value-type="float">
            <text:p>3</text:p>
          </table:table-cell>
          <table:table-cell table:style-name="ce16" office:value-type="string" calcext:value-type="string">
            <text:p>Reading of the Play Framework's documentation and production of test-applications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16" calcext:value-type="date">
            <text:p>16.05.16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Creation of the application's basics and update documentation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17" calcext:value-type="date">
            <text:p>17.05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 table:number-rows-repeated="117">
          <table:table-cell table:style-name="ce3" table:number-columns-repeated="3"/>
          <table:table-cell table:style-name="ce16"/>
          <table:table-cell table:style-name="ce24" table:number-columns-repeated="1020"/>
        </table:table-row>
        <table:table-row table:style-name="ro2" table:number-rows-repeated="10484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.00.0000</text:date>, <text:time style:data-style-name="N2" text:time-value="18:42:09.8096019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7T15:48:25.664974014</meta:creation-date>
    <dc:date>2016-05-16T18:51:09.765053760</dc:date>
    <dc:creator>Miguel </dc:creator>
    <meta:editing-duration>P3DT12H51M42S</meta:editing-duration>
    <meta:editing-cycles>42</meta:editing-cycles>
    <meta:generator>LibreOffice/4.4.3.2$Linux_X86_64 LibreOffice_project/40m0$Build-2</meta:generator>
    <meta:document-statistic meta:table-count="1" meta:cell-count="123" meta:object-count="0"/>
  </office:meta>
</office:document-meta>
</file>